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Mia">
      <style:text-properties fo:language="en" fo:country="GB"/>
    </style:style>
    <style:style style:name="P2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Footer">
      <style:text-properties fo:language="en" fo:country="GB" officeooo:rsid="00f26b3e" officeooo:paragraph-rsid="00f26b3e"/>
    </style:style>
    <style:style style:name="P4" style:family="paragraph" style:parent-style-name="Enumearación">
      <style:paragraph-properties fo:text-align="center" style:justify-single-word="false"/>
      <style:text-properties fo:color="#402000" fo:font-size="80pt" fo:language="en" fo:country="GB" fo:font-weight="bold" officeooo:rsid="00e5d7ab" officeooo:paragraph-rsid="00e5d7ab" style:font-size-asian="80pt" style:font-weight-asian="bold" style:font-size-complex="80pt" style:font-weight-complex="bold"/>
    </style:style>
    <style:style style:name="P5" style:family="paragraph" style:parent-style-name="Enumearación">
      <style:paragraph-properties fo:text-align="center" style:justify-single-word="false"/>
      <style:text-properties fo:color="#402000" fo:font-size="80pt" fo:language="en" fo:country="GB" fo:font-weight="bold" style:font-size-asian="80pt" style:font-weight-asian="bold" style:font-size-complex="80pt" style:font-weight-complex="bold"/>
    </style:style>
    <style:style style:name="P6" style:family="paragraph" style:parent-style-name="Text_20_body">
      <style:text-properties officeooo:rsid="00e835f1" officeooo:paragraph-rsid="00e835f1"/>
    </style:style>
    <style:style style:name="P7" style:family="paragraph" style:parent-style-name="Text_20_body">
      <style:text-properties officeooo:paragraph-rsid="00e835f1"/>
    </style:style>
    <style:style style:name="P8" style:family="paragraph" style:parent-style-name="Text_20_body">
      <style:text-properties officeooo:rsid="00ecf42f"/>
    </style:style>
    <style:style style:name="P9" style:family="paragraph" style:parent-style-name="Text_20_body">
      <style:text-properties officeooo:rsid="00f064a3"/>
    </style:style>
    <style:style style:name="P10" style:family="paragraph" style:parent-style-name="Código">
      <style:text-properties officeooo:rsid="00e835f1" officeooo:paragraph-rsid="00e835f1"/>
    </style:style>
    <style:style style:name="P11" style:family="paragraph" style:parent-style-name="Código">
      <style:text-properties officeooo:rsid="00e835f1" officeooo:paragraph-rsid="00e8966d"/>
    </style:style>
    <style:style style:name="P12" style:family="paragraph" style:parent-style-name="Código">
      <style:text-properties officeooo:rsid="00e8966d" officeooo:paragraph-rsid="00e8966d"/>
    </style:style>
    <style:style style:name="P13" style:family="paragraph" style:parent-style-name="Código">
      <style:text-properties officeooo:rsid="00ea3404" officeooo:paragraph-rsid="00ea3404"/>
    </style:style>
    <style:style style:name="P14" style:family="paragraph" style:parent-style-name="Código">
      <style:text-properties officeooo:rsid="00eb56ca" officeooo:paragraph-rsid="00eb56ca"/>
    </style:style>
    <style:style style:name="P15" style:family="paragraph" style:parent-style-name="Código">
      <style:text-properties officeooo:rsid="00ecf42f" officeooo:paragraph-rsid="00ecf42f"/>
    </style:style>
    <style:style style:name="P16" style:family="paragraph" style:parent-style-name="Código">
      <style:text-properties officeooo:rsid="00ee81bb" officeooo:paragraph-rsid="00ee81bb"/>
    </style:style>
    <style:style style:name="P17" style:family="paragraph" style:parent-style-name="Código">
      <style:text-properties officeooo:rsid="00f064a3" officeooo:paragraph-rsid="00f064a3"/>
    </style:style>
    <style:style style:name="P18" style:family="paragraph" style:parent-style-name="Titulo2">
      <style:paragraph-properties fo:margin-left="0cm" fo:margin-right="0cm" fo:text-indent="0cm" style:auto-text-indent="false"/>
      <style:text-properties officeooo:paragraph-rsid="00e687ee"/>
    </style:style>
    <style:style style:name="P19" style:family="paragraph" style:parent-style-name="Titulo2">
      <style:text-properties officeooo:rsid="00ea3404" officeooo:paragraph-rsid="00ea3404"/>
    </style:style>
    <style:style style:name="P20" style:family="paragraph" style:parent-style-name="Titulo2">
      <style:text-properties officeooo:rsid="00eb56ca" officeooo:paragraph-rsid="00eb56ca"/>
    </style:style>
    <style:style style:name="P21" style:family="paragraph" style:parent-style-name="Titulo2">
      <style:text-properties officeooo:rsid="00ecf42f" officeooo:paragraph-rsid="00ecf42f"/>
    </style:style>
    <style:style style:name="P22" style:family="paragraph" style:parent-style-name="Titulo2">
      <style:text-properties officeooo:rsid="00ecf42f" officeooo:paragraph-rsid="00ee81bb"/>
    </style:style>
    <style:style style:name="P23" style:family="paragraph" style:parent-style-name="Quotations">
      <style:text-properties officeooo:rsid="00f064a3" officeooo:paragraph-rsid="00f064a3"/>
    </style:style>
    <style:style style:name="P24" style:family="paragraph" style:parent-style-name="Enumearación" style:master-page-name="Standard">
      <style:paragraph-properties fo:text-align="center" style:justify-single-word="false" style:page-number="auto"/>
      <style:text-properties fo:color="#402000" fo:font-size="80pt" fo:language="en" fo:country="GB" fo:font-weight="bold" style:font-size-asian="80pt" style:font-weight-asian="bold" style:font-size-complex="80pt" style:font-weight-complex="bold"/>
    </style:style>
    <style:style style:name="P25" style:family="paragraph" style:parent-style-name="Resaltado">
      <style:text-properties officeooo:rsid="00e687ee" officeooo:paragraph-rsid="00e687ee"/>
    </style:style>
    <style:style style:name="P26" style:family="paragraph" style:parent-style-name="Resaltado" style:list-style-name="">
      <style:text-properties fo:color="#fffdf3" style:font-name="Arial1" fo:font-size="20pt" officeooo:rsid="00e835f1" officeooo:paragraph-rsid="00e835f1" fo:background-color="transparent" style:font-name-asian="MS Mincho" style:font-size-asian="20pt" style:language-asian="zh" style:country-asian="CN" style:font-name-complex="Times New Roman" style:font-size-complex="20pt" style:language-complex="ar" style:country-complex="SA"/>
    </style:style>
    <style:style style:name="P27" style:family="paragraph" style:parent-style-name="Resaltado" style:list-style-name="">
      <style:text-properties fo:color="#fffdf3" style:font-name="Arial1" fo:font-size="20pt" officeooo:rsid="00e8966d" fo:background-color="transparent" style:font-name-asian="MS Mincho" style:font-size-asian="20pt" style:language-asian="zh" style:country-asian="CN" style:font-name-complex="Times New Roman" style:font-size-complex="20pt" style:language-complex="ar" style:country-complex="SA"/>
    </style:style>
    <style:style style:name="P28" style:family="paragraph" style:parent-style-name="Resaltado" style:list-style-name="">
      <style:text-properties fo:color="#fffdf3" style:font-name="Arial1" fo:font-size="20pt" officeooo:rsid="00e8966d" officeooo:paragraph-rsid="00e8966d" fo:background-color="transparent" style:font-name-asian="MS Mincho" style:font-size-asian="20pt" style:language-asian="zh" style:country-asian="CN" style:font-name-complex="Times New Roman" style:font-size-complex="20pt" style:language-complex="ar" style:country-complex="SA"/>
    </style:style>
    <style:style style:name="P29" style:family="paragraph" style:parent-style-name="Resaltado" style:list-style-name="L1">
      <style:text-properties fo:color="#fffdf3" style:font-name="Arial1" fo:font-size="20pt" officeooo:rsid="00e8966d" officeooo:paragraph-rsid="00e8966d" fo:background-color="transparent" style:font-name-asian="MS Mincho" style:font-size-asian="20pt" style:language-asian="zh" style:country-asian="CN" style:font-name-complex="Times New Roman" style:font-size-complex="20pt" style:language-complex="ar" style:country-complex="SA"/>
    </style:style>
    <style:style style:name="P30" style:family="paragraph" style:parent-style-name="Resaltado" style:list-style-name="L1">
      <style:text-properties fo:color="#fffdf3" style:font-name="Arial1" fo:font-size="20pt" officeooo:rsid="00e8966d" officeooo:paragraph-rsid="00e8cd15" fo:background-color="transparent" style:font-name-asian="MS Mincho" style:font-size-asian="20pt" style:language-asian="zh" style:country-asian="CN" style:font-name-complex="Times New Roman" style:font-size-complex="20pt" style:language-complex="ar" style:country-complex="SA"/>
    </style:style>
    <style:style style:name="P31" style:family="paragraph" style:parent-style-name="Resaltado" style:list-style-name="L1">
      <style:text-properties officeooo:rsid="00e8966d" officeooo:paragraph-rsid="00e8cd15"/>
    </style:style>
    <style:style style:name="P32" style:family="paragraph" style:parent-style-name="Resaltado">
      <style:text-properties officeooo:rsid="00ea3404" officeooo:paragraph-rsid="00ea3404"/>
    </style:style>
    <style:style style:name="P33" style:family="paragraph" style:parent-style-name="Resaltado" style:list-style-name="">
      <style:text-properties officeooo:rsid="00ea3404" officeooo:paragraph-rsid="00ea3404"/>
    </style:style>
    <style:style style:name="P34" style:family="paragraph" style:parent-style-name="Resaltado" style:list-style-name="L2">
      <style:text-properties officeooo:rsid="00ea3404" officeooo:paragraph-rsid="00ea3404"/>
    </style:style>
    <style:style style:name="P35" style:family="paragraph" style:parent-style-name="Resaltado" style:list-style-name="L2">
      <style:text-properties officeooo:rsid="00eb2cb9" officeooo:paragraph-rsid="00eb2cb9"/>
    </style:style>
    <style:style style:name="P36" style:family="paragraph" style:parent-style-name="Resaltado" style:list-style-name="">
      <style:text-properties officeooo:rsid="00eb56ca" officeooo:paragraph-rsid="00eb56ca"/>
    </style:style>
    <style:style style:name="P37" style:family="paragraph" style:parent-style-name="Resaltado">
      <style:text-properties officeooo:rsid="00eb56ca" officeooo:paragraph-rsid="00eb56ca"/>
    </style:style>
    <style:style style:name="P38" style:family="paragraph" style:parent-style-name="Resaltado">
      <style:text-properties officeooo:rsid="00ecf42f" officeooo:paragraph-rsid="00ecf42f"/>
    </style:style>
    <style:style style:name="P39" style:family="paragraph" style:parent-style-name="Resaltado" style:list-style-name="">
      <style:text-properties officeooo:rsid="00ecf42f" officeooo:paragraph-rsid="00ecf42f"/>
    </style:style>
    <style:style style:name="P40" style:family="paragraph" style:parent-style-name="Resaltado" style:list-style-name="L3">
      <style:text-properties officeooo:rsid="00ecf42f" officeooo:paragraph-rsid="00ecf42f"/>
    </style:style>
    <style:style style:name="P41" style:family="paragraph" style:parent-style-name="Resaltado" style:list-style-name="">
      <style:text-properties officeooo:rsid="00ee81bb" officeooo:paragraph-rsid="00ee81bb"/>
    </style:style>
    <style:style style:name="P42" style:family="paragraph" style:parent-style-name="Resaltado" style:list-style-name="L3">
      <style:text-properties officeooo:rsid="00ee81bb" officeooo:paragraph-rsid="00ee81bb"/>
    </style:style>
    <style:style style:name="P43" style:family="paragraph" style:parent-style-name="Resaltado">
      <style:text-properties officeooo:rsid="00ee81bb" officeooo:paragraph-rsid="00ee81bb"/>
    </style:style>
    <style:style style:name="P44" style:family="paragraph" style:parent-style-name="Resaltado" style:list-style-name="">
      <style:text-properties officeooo:rsid="00f064a3" officeooo:paragraph-rsid="00f064a3"/>
    </style:style>
    <style:style style:name="P45" style:family="paragraph" style:parent-style-name="Resaltado">
      <style:text-properties officeooo:rsid="00f064a3" officeooo:paragraph-rsid="00f064a3"/>
    </style:style>
    <style:style style:name="P46" style:family="paragraph" style:parent-style-name="Titulo1">
      <style:text-properties officeooo:rsid="00ea3404" officeooo:paragraph-rsid="00ea3404"/>
    </style:style>
    <style:style style:name="P47" style:family="paragraph" style:parent-style-name="Titulo1">
      <style:text-properties officeooo:rsid="00f064a3" officeooo:paragraph-rsid="00f064a3"/>
    </style:style>
    <style:style style:name="P48" style:family="paragraph" style:parent-style-name="Titulo1">
      <style:paragraph-properties fo:break-before="page"/>
      <style:text-properties officeooo:rsid="00e687ee" officeooo:paragraph-rsid="00e687ee"/>
    </style:style>
    <style:style style:name="P49" style:family="paragraph" style:parent-style-name="Titulo1">
      <style:paragraph-properties fo:break-before="page"/>
      <style:text-properties officeooo:rsid="00e835f1" officeooo:paragraph-rsid="00e835f1"/>
    </style:style>
    <style:style style:name="P50" style:family="paragraph" style:parent-style-name="Titulo1">
      <style:paragraph-properties fo:break-before="page"/>
      <style:text-properties officeooo:rsid="00e835f1" officeooo:paragraph-rsid="00ea3404"/>
    </style:style>
    <style:style style:name="P51" style:family="paragraph" style:parent-style-name="Titulo1">
      <style:paragraph-properties fo:break-before="page"/>
      <style:text-properties officeooo:rsid="00ea3404" officeooo:paragraph-rsid="00ea3404"/>
    </style:style>
    <style:style style:name="P52" style:family="paragraph" style:parent-style-name="Titulo1">
      <style:paragraph-properties fo:break-before="page"/>
      <style:text-properties officeooo:rsid="00ea3404" officeooo:paragraph-rsid="00eb56ca"/>
    </style:style>
    <style:style style:name="P53" style:family="paragraph" style:parent-style-name="Titulo1">
      <style:paragraph-properties fo:break-before="page"/>
      <style:text-properties officeooo:rsid="00eb56ca" officeooo:paragraph-rsid="00eb56ca"/>
    </style:style>
    <style:style style:name="P54" style:family="paragraph" style:parent-style-name="Titulo1">
      <style:paragraph-properties fo:break-before="page"/>
      <style:text-properties officeooo:rsid="00ecf42f" officeooo:paragraph-rsid="00ecf42f"/>
    </style:style>
    <style:style style:name="P55" style:family="paragraph" style:parent-style-name="Titulo1">
      <style:paragraph-properties fo:break-before="page"/>
      <style:text-properties officeooo:rsid="00ecf42f" officeooo:paragraph-rsid="00ee81bb"/>
    </style:style>
    <style:style style:name="P56" style:family="paragraph" style:parent-style-name="Titulo1">
      <style:paragraph-properties fo:break-before="page"/>
      <style:text-properties officeooo:rsid="00f064a3" officeooo:paragraph-rsid="00f064a3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09b0262"/>
    </style:style>
    <style:style style:name="T3" style:family="text">
      <style:text-properties fo:language="en" fo:country="GB"/>
    </style:style>
    <style:style style:name="T4" style:family="text">
      <style:text-properties fo:color="#fffdf3" style:font-name="Arial1" fo:font-size="20pt" fo:background-color="transparent" loext:char-shading-value="0" style:font-name-asian="MS Mincho" style:font-size-asian="20pt" style:language-asian="zh" style:country-asian="CN" style:font-name-complex="Times New Roman" style:font-size-complex="20pt" style:language-complex="ar" style:country-complex="SA"/>
    </style:style>
    <style:style style:name="T5" style:family="text">
      <style:text-properties fo:color="#fffdf3" style:font-name="Arial1" fo:font-size="20pt" officeooo:rsid="00e8cd15" fo:background-color="transparent" loext:char-shading-value="0" style:font-name-asian="MS Mincho" style:font-size-asian="20pt" style:language-asian="zh" style:country-asian="CN" style:font-name-complex="Times New Roman" style:font-size-complex="20pt" style:language-complex="ar" style:country-complex="SA"/>
    </style:style>
    <style:style style:name="T6" style:family="text">
      <style:text-properties officeooo:rsid="00ea3404"/>
    </style:style>
    <style:style style:name="T7" style:family="text">
      <style:text-properties officeooo:rsid="00f5bc24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5"/>
      <text:p text:style-name="P4">Tiled with LibGDX</text:p>
      <text:h text:style-name="P48" text:outline-level="1">Maps</text:h>
      <text:p text:style-name="P18"/>
      <text:list xml:id="list9038457990483030600" text:style-name="WW8Num2">
        <text:list-item>
          <text:p text:style-name="P25">Libgdx features a generic maps API. <text:line-break/></text:p>
        </text:list-item>
        <text:list-item>
          <text:p text:style-name="P25">All map related classes are in the com.badlogic.gdx.maps package<text:line-break/></text:p>
        </text:list-item>
        <text:list-item>
          <text:p text:style-name="P25">This set of classes support any 2D map format.<text:line-break/></text:p>
        </text:list-item>
        <text:list-item>
          <text:p text:style-name="P25">A map is a set of layers. A layer contains a set of objects<text:line-break/></text:p>
        </text:list-item>
        <text:list-item>
          <text:p text:style-name="P25">Many of the supported editors allow you to specify properties on maps, layers and objects</text:p>
        </text:list-item>
      </text:list>
      <text:h text:style-name="P49" text:outline-level="1">Map<text:span text:style-name="T6">s</text:span></text:h>
      <text:p text:style-name="P19">Map Layers</text:p>
      <text:p text:style-name="P26">Layers within a map are ordered and indexed, starting by index 0. We can access the layers in some ways: </text:p>
      <text:p text:style-name="P10">MapLayer layer = map.getLayers().get(0);</text:p>
      <text:p text:style-name="P10">MapLayer layer = map.getLayers().get("my-layer");</text:p>
      <text:p text:style-name="Text_20_body"/>
      <text:p text:style-name="P26">These methods will return MapLayer. In our case we want a TiledMap layer so we would do it this way:</text:p>
      <text:p text:style-name="P10">TiledMapTileLayer tiledLayer = (TiledMapTileLayer)map.getLayers().get(0);</text:p>
      <text:p text:style-name="Text_20_body"/>
      <text:p text:style-name="P28">A layer has attributes we try to normalize, these attributes can be modified and will have an effect on how the layer is rendered:</text:p>
      <text:p text:style-name="P12">String name = layer.getName();</text:p>
      <text:p text:style-name="P12">float opacity = layer.getOpacity();</text:p>
      <text:p text:style-name="P12">boolean isVisible = layer.isVisible();</text:p>
      <text:h text:style-name="P50" text:outline-level="1">Map<text:span text:style-name="T6">s</text:span></text:h>
      <text:p text:style-name="P19">Map Layers</text:p>
      <text:p text:style-name="P27">To get the objects within the layer:</text:p>
      <text:p text:style-name="Text_20_body"/>
      <text:p text:style-name="P11">TiledMapTileLayer tiledLayer = (TiledMapTileLayer)map.getLayers().get(0);</text:p>
      <text:p text:style-name="Text_20_body"/>
      <text:p text:style-name="Text_20_body"/>
      <text:list xml:id="list8263172711322606623" text:style-name="L1">
        <text:list-item>
          <text:p text:style-name="P29">We will get a MapObjects, we could access by name, index or type and insert or remove them</text:p>
        </text:list-item>
        <text:list-item>
          <text:p text:style-name="P31"><text:span text:style-name="T5">T</text:span><text:span text:style-name="T4">iles of a tiled map are not stored as map objects</text:span></text:p>
        </text:list-item>
        <text:list-item>
          <text:p text:style-name="P30">Objects are generally used to define trigger areas, spawn points, collision shapes and so on</text:p>
        </text:list-item>
      </text:list>
      <text:h text:style-name="P51" text:outline-level="1">Tiled Maps</text:h>
      <text:h text:style-name="P46" text:outline-level="1"/>
      <text:list xml:id="list104209436255532" text:continue-list="list9038457990483030600" text:style-name="WW8Num2">
        <text:list-item>
          <text:p text:style-name="P32">Tile<text:span text:style-name="T7">d</text:span> maps are loaded into TiledMap instances<text:line-break/></text:p>
        </text:list-item>
        <text:list-item>
          <text:p text:style-name="P32">TiledMap is a subclass of the Map class<text:line-break/></text:p>
        </text:list-item>
        <text:list-item>
          <text:p text:style-name="P32">Maps that contain layers with tiles are handled by the classes in the com.badlogic.gdx.maps.tiled package</text:p>
        </text:list-item>
      </text:list>
      <text:h text:style-name="P51" text:outline-level="1">Tiled Maps</text:h>
      <text:p text:style-name="P19">Tiled Maps Layers</text:p>
      <text:p text:style-name="P33">Layers with tiles in them are stored in TiledMapTileLayer instances, if we want to access:</text:p>
      <text:p text:style-name="P13">TiledMap tiledMap = loadMap();</text:p>
      <text:p text:style-name="P13">TiledMapTileLayer layer = (TiledMapTileLayer)tiledMap.getLayers().get(0); // assuming the layer at index on contains tiles</text:p>
      <text:p text:style-name="P7"/>
      <text:list xml:id="list3827210670883273648" text:style-name="L2">
        <text:list-item>
          <text:p text:style-name="P34">TiledMapLayer has the same attributes as MapLayer class, like properties, objects and so on.</text:p>
        </text:list-item>
        <text:list-item>
          <text:p text:style-name="P35">TiledMapTileLayer also has a two dimensional array of TiledMapTileLayer.Cell instances</text:p>
        </text:list-item>
      </text:list>
      <text:p text:style-name="Text_20_body"/>
      <text:p text:style-name="P36">The bottom left tile of a map would thus be located at (0,0), the top right tile at:</text:p>
      <text:p text:style-name="P14">(tileLayer.getWidth()-1, tileLayer.getHeight()-1)</text:p>
      <text:h text:style-name="P53" text:outline-level="1">Tiled Maps</text:h>
      <text:p text:style-name="P20">Cells</text:p>
      <text:list xml:id="list104210840971748" text:continue-list="list104209436255532" text:style-name="WW8Num2">
        <text:list-item>
          <text:p text:style-name="P37">Cells are containers for TiledMapTile<text:line-break/></text:p>
        </text:list-item>
        <text:list-item>
          <text:p text:style-name="P37">Cells store a reference to a tile and some of its attributes<text:line-break/></text:p>
        </text:list-item>
        <text:list-item>
          <text:p text:style-name="P37">Tiles are usually shared by multiple cells</text:p>
        </text:list-item>
      </text:list>
      <text:p text:style-name="Text_20_body"/>
      <text:p text:style-name="P14">Cell cell = tileLayer.getCell(column, row);</text:p>
      <text:h text:style-name="P52" text:outline-level="1">Tiled Maps</text:h>
      <text:p text:style-name="P20">Tilesets and Tiles</text:p>
      <text:list xml:id="list104210462646765" text:continue-numbering="true" text:style-name="WW8Num2">
        <text:list-item>
          <text:p text:style-name="P37">A TiledMap contain one or more TiledMapTileSet instances and this contain a number of TiledMapTile instances<text:line-break/></text:p>
        </text:list-item>
        <text:list-item>
          <text:p text:style-name="P37">There are types kinds of tiles like static, animated or the ones created by your own implementation<text:line-break/></text:p>
        </text:list-item>
        <text:list-item>
          <text:p text:style-name="P38">Cells within a layer can reference tiles of multiple tile sets<text:line-break/></text:p>
        </text:list-item>
        <text:list-item>
          <text:p text:style-name="P38">It is recommended to stick to a single tile set per layer to reduce texture switches</text:p>
        </text:list-item>
      </text:list>
      <text:h text:style-name="P54" text:outline-level="1">Tiled Maps</text:h>
      <text:p text:style-name="P21">Rendering Tiled Maps</text:p>
      <text:list xml:id="list104210528829861" text:continue-numbering="true" text:style-name="WW8Num2">
        <text:list-item>
          <text:p text:style-name="P38">For orthogonal or top down maps, use OrthogonalTiledMapRenderer</text:p>
        </text:list-item>
        <text:list-item>
          <text:p text:style-name="P38">For isometric maps use IsometricTiledMapRenderer (is kind of experimental)</text:p>
        </text:list-item>
        <text:list-item>
          <text:p text:style-name="P38">Other renderers in this package are experimental</text:p>
        </text:list-item>
      </text:list>
      <text:p text:style-name="Text_20_body"/>
      <text:p text:style-name="P39">Creating an Orthogonal Tiled Map renderer works like this:</text:p>
      <text:p text:style-name="P15">float unitScale = 1 / 16f;</text:p>
      <text:p text:style-name="P15">OrthogonalTiledMapRenderer renderer = new OrthogonalTiledMapRenderer(map, unitScale);</text:p>
      <text:p text:style-name="P6"/>
      <text:list xml:id="list104210356144614" text:continue-numbering="true" text:style-name="WW8Num2">
        <text:list-item>
          <text:p text:style-name="P38">The unit scale tells the renderer how many pixels map to a single world unit</text:p>
        </text:list-item>
        <text:list-item>
          <text:p text:style-name="P38">The unit scale is a way to couple your rendering coordinate system with your logical or world coordinate system</text:p>
        </text:list-item>
      </text:list>
      <text:h text:style-name="P54" text:outline-level="1">Tiled Maps</text:h>
      <text:p text:style-name="P21">Loading TMX/Tiled maps</text:p>
      <text:list xml:id="list6721357403720918803" text:style-name="L3">
        <text:list-item>
          <text:p text:style-name="P40">Tiled is a generic tile map editor that allows you to create tile layers as well as object layers</text:p>
        </text:list-item>
        <text:list-item>
          <text:p text:style-name="P40"><text:s/>Libgdx provides a loader to read files generated by Tiled</text:p>
        </text:list-item>
      </text:list>
      <text:p text:style-name="Text_20_body"/>
      <text:p text:style-name="P41">To load a Tiled map you have some options:</text:p>
      <text:p text:style-name="Text_20_body"/>
      <text:list xml:id="list104211091411742" text:continue-numbering="true" text:style-name="L3">
        <text:list-item>
          <text:p text:style-name="P42">Load it directly:</text:p>
        </text:list-item>
      </text:list>
      <text:p text:style-name="P8"/>
      <text:p text:style-name="P16">TiledMap map = new TmxMapLoader().load("level1.tmx");</text:p>
      <text:p text:style-name="Text_20_body"/>
      <text:p text:style-name="P41">This will load the file called level1.tmx from the internal file storage (the assets directory)</text:p>
      <text:h text:style-name="P55" text:outline-level="1">Tiled Maps</text:h>
      <text:p text:style-name="P22">Loading TMX/Tiled maps</text:p>
      <text:list xml:id="list104210469669162" text:continue-list="list104210356144614" text:style-name="WW8Num2">
        <text:list-item>
          <text:p text:style-name="P43">Load a file using a different file type, you have to supply a FileHandleResolver in the constructor of the TmxMapLoader:</text:p>
        </text:list-item>
      </text:list>
      <text:p text:style-name="Text_20_body"/>
      <text:p text:style-name="P16">TiledMap map = new TmxMapLoader(new ExternalFileHandleResolver()).load("level1.tmx");</text:p>
      <text:p text:style-name="Text_20_body"/>
      <text:list xml:id="list104210223036857" text:continue-numbering="true" text:style-name="WW8Num2">
        <text:list-item>
          <text:p text:style-name="P43">Load a TMX map via the AssetManager, you can do the following:</text:p>
        </text:list-item>
      </text:list>
      <text:p text:style-name="P9"/>
      <text:p text:style-name="P17">assetManager.setLoader(TiledMap.class, new TmxMapLoader(new InternalFileHandleResolver()));</text:p>
      <text:p text:style-name="P17">assetManager.load("level1.tmx", TiledMap.class);</text:p>
      <text:p text:style-name="P17"/>
      <text:p text:style-name="P17">TiledMap map = assetManager.get("level1.tmx");</text:p>
      <text:p text:style-name="Text_20_body"/>
      <text:p text:style-name="P44">Once loaded you can treat the map just like an other TiledMap</text:p>
      <text:p text:style-name="P23">Note: if you load your TMX map directly, you are responsible for calling TiledMap#dispose() once you no longer need it. This call will dispose of any textures loaded for the map.</text:p>
      <text:h text:style-name="P56" text:outline-level="1">Performance considerations</text:h>
      <text:h text:style-name="P47" text:outline-level="1"/>
      <text:p text:style-name="P44">While we try to make the renderers as fast as possible, there are a few things you can consider to boost rendering performance:</text:p>
      <text:p text:style-name="Text_20_body"/>
      <text:list xml:id="list104210108347536" text:continue-numbering="true" text:style-name="WW8Num2">
        <text:list-item>
          <text:p text:style-name="P45">Only use tiles from a single tile set in a layer. This will reduce texture binding</text:p>
        </text:list-item>
        <text:list-item>
          <text:p text:style-name="P45">Mark tiles that do not need blending as opaque. At the moment you can only do this programmatically, we will provide ways to do it in the editor or automatically</text:p>
        </text:list-item>
        <text:list-item>
          <text:p text:style-name="P45">Do not go overboard with the number of lay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Fin_20_de_20_línea_20_2" draw:display-name="Fin de línea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Resaltado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Mi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opacity="100%"/>
      <style:paragraph-properties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bold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style:paragraph-properties fo:margin-left="0.3cm" fo:margin-right="0.3cm" fo:text-indent="0cm" style:auto-text-indent="false" style:writing-mode="page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 fo:font-weight="normal" style:font-weight-asian="normal" style:font-weight-complex="normal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Title" style:family="paragraph" style:parent-style-name="Heading" style:class="chapter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Mia">
      <style:text-properties fo:language="en" fo:country="GB"/>
    </style:style>
    <style:style style:name="MP3" style:family="paragraph" style:parent-style-name="Footer">
      <style:text-properties fo:language="en" fo:country="GB" officeooo:rsid="00f26b3e" officeooo:paragraph-rsid="00f26b3e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09b0262"/>
    </style:style>
    <style:style style:name="MT3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11"><draw:image xlink:href="Pictures/10000201000000440000004C14C3A48DBEC8A417.png" xlink:type="simple" xlink:show="embed" xlink:actuate="onLoad"/></draw:frame><text:span text:style-name="MT1"><text:tab/></text:span>IES Doctor Balmis<text:tab/><text:span text:style-name="MT2">PDDM 2º Game Developing 2018-19</text:span><text:line-break/><text:tab/>CFS: Diseño de Aplicaciones Multiplataforma</text:p>
        <text:p text:style-name="MP2"/>
      </style:header>
      <style:footer>
        <text:p text:style-name="MP3"><draw:frame draw:style-name="Mfr2" draw:name="Marco18" text:anchor-type="char" svg:x="12.781cm" svg:y="-0.127cm" svg:width="1.109cm" svg:height="0.482cm" draw:z-index="23"><draw:text-box><text:p text:style-name="Footer"><text:span text:style-name="Page_20_Number"><text:span text:style-name="MT3"><text:page-number text:select-page="current">8</text:page-number></text:span></text:span></text:p></draw:text-box></draw:frame>Antonio Guijarro Sánchez 2DAM A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87</meta:editing-cycles>
    <meta:editing-duration>PT6H26M14S</meta:editing-duration>
    <meta:generator>LibreOffice/5.2.6.2$Windows_x86 LibreOffice_project/a3100ed2409ebf1c212f5048fbe377c281438fdc</meta:generator>
    <dc:date>2018-01-08T10:42:09.023000000</dc:date>
    <meta:document-statistic meta:table-count="0" meta:image-count="1" meta:object-count="0" meta:page-count="12" meta:paragraph-count="86" meta:word-count="794" meta:character-count="4941" meta:non-whitespace-character-count="4250"/>
  </office:meta>
</office:document-meta>
</file>